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9c9c9" officeooo:paragraph-rsid="0009c9c9"/>
    </style:style>
    <style:style style:name="P2" style:family="paragraph" style:parent-style-name="Preformatted_20_Text">
      <style:paragraph-properties fo:text-align="center" style:justify-single-word="false"/>
      <style:text-properties fo:font-size="20pt" officeooo:rsid="0009c9c9" officeooo:paragraph-rsid="0009c9c9" style:font-size-asian="20pt" style:font-size-complex="20pt"/>
    </style:style>
    <style:style style:name="P3" style:family="paragraph" style:parent-style-name="Preformatted_20_Text">
      <style:paragraph-properties fo:text-align="start" style:justify-single-word="false"/>
      <style:text-properties fo:font-size="10pt" officeooo:rsid="0009c9c9" officeooo:paragraph-rsid="0009c9c9" style:font-size-asian="10pt" style:font-size-complex="10pt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rsid="0009c9c9" officeooo:paragraph-rsid="0009c9c9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Standard">
      <style:text-properties officeooo:rsid="0009c9c9" officeooo:paragraph-rsid="0009c9c9"/>
    </style:style>
    <style:style style:name="P8" style:family="paragraph" style:parent-style-name="Standard">
      <style:paragraph-properties fo:text-align="center" style:justify-single-word="false"/>
      <style:text-properties fo:font-size="25pt" officeooo:rsid="0009c9c9" officeooo:paragraph-rsid="0009c9c9" style:font-size-asian="25pt" style:font-size-complex="25pt"/>
    </style:style>
    <style:style style:name="P9" style:family="paragraph" style:parent-style-name="Standard">
      <style:paragraph-properties fo:text-align="center" style:justify-single-word="false"/>
      <style:text-properties fo:font-size="20pt" officeooo:rsid="0009c9c9" officeooo:paragraph-rsid="0009c9c9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09c9c9" officeooo:paragraph-rsid="0009c9c9" style:font-size-asian="20pt" style:font-size-complex="20pt"/>
    </style:style>
    <style:style style:name="T1" style:family="text">
      <style:text-properties officeooo:rsid="0009c9c9"/>
    </style:style>
    <style:style style:name="T2" style:family="text">
      <style:text-properties fo:color="#000080"/>
    </style:style>
    <style:style style:name="T3" style:family="text">
      <style:text-properties fo:color="#c0c0c0"/>
    </style:style>
    <style:style style:name="T4" style:family="text">
      <style:text-properties fo:color="#008000"/>
    </style:style>
    <style:style style:name="T5" style:family="text">
      <style:text-properties fo:color="#808000"/>
    </style:style>
    <style:style style:name="T6" style:family="text">
      <style:text-properties fo:color="#800080"/>
    </style:style>
    <style:style style:name="T7" style:family="text">
      <style:text-properties fo:color="#800080" fo:font-weight="bold"/>
    </style:style>
    <style:style style:name="T8" style:family="text">
      <style:text-properties fo:color="#00677c"/>
    </style:style>
    <style:style style:name="T9" style:family="text">
      <style:text-properties fo:color="#00677c" fo:font-weight="bold"/>
    </style:style>
    <style:style style:name="T10" style:family="text">
      <style:text-properties fo:color="#800000"/>
    </style:style>
    <style:style style:name="T11" style:family="text">
      <style:text-properties fo:color="#092e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inwindows.h</text:p>
      <text:p text:style-name="P7">________________________________________________________________________________</text:p>
      <text:p text:style-name="P7"/>
      <text:p text:style-name="P1">#<text:span text:style-name="T2">ifndef</text:span><text:span text:style-name="T3"> </text:span><text:span text:style-name="T2">MAINWINDOW_H</text:span></text:p>
      <text:p text:style-name="P4">#<text:span text:style-name="T2">define</text:span><text:span text:style-name="T3"> </text:span><text:span text:style-name="T2">MAINWINDOW_H</text:span></text:p>
      <text:p text:style-name="P6">#<text:span text:style-name="T2">include</text:span><text:span text:style-name="T3"> </text:span>&lt;<text:span text:style-name="T4">QMainWindow</text:span>&gt;</text:p>
      <text:p text:style-name="P6">#<text:span text:style-name="T2">include</text:span><text:span text:style-name="T3"> </text:span>&lt;<text:span text:style-name="T4">QtNetwork</text:span>&gt;</text:p>
      <text:p text:style-name="P6">#<text:span text:style-name="T2">include</text:span><text:span text:style-name="T3"> </text:span>&lt;<text:span text:style-name="T4">QMessageBox</text:span>&gt;</text:p>
      <text:p text:style-name="P6">#<text:span text:style-name="T2">include</text:span><text:span text:style-name="T3"> </text:span>&lt;<text:span text:style-name="T4">QTimer</text:span>&gt;</text:p>
      <text:p text:style-name="P6">#<text:span text:style-name="T2">include</text:span><text:span text:style-name="T3"> </text:span>&lt;<text:span text:style-name="T4">QImage</text:span>&gt;</text:p>
      <text:p text:style-name="P4">#<text:span text:style-name="T2">include</text:span><text:span text:style-name="T3"> </text:span>&lt;<text:span text:style-name="T4">QPainter</text:span>&gt;</text:p>
      <text:p text:style-name="P6"><text:span text:style-name="T5">namespace</text:span><text:span text:style-name="T3"> </text:span><text:span text:style-name="T7">Ui</text:span><text:span text:style-name="T3"> </text:span>{</text:p>
      <text:p text:style-name="P6"><text:span text:style-name="T5">class</text:span><text:span text:style-name="T3"> </text:span><text:span text:style-name="T7">MainWindow</text:span>;</text:p>
      <text:p text:style-name="P4">}</text:p>
      <text:p text:style-name="P6"><text:span text:style-name="T5">class</text:span><text:span text:style-name="T3"> </text:span>MainWindow<text:span text:style-name="T3"> </text:span>:<text:span text:style-name="T3"> </text:span><text:span text:style-name="T5">public</text:span><text:span text:style-name="T3"> </text:span>QMainWindow</text:p>
      <text:p text:style-name="P6">{</text:p>
      <text:p text:style-name="P4"><text:span text:style-name="T3"><text:s text:c="4"/></text:span>Q_OBJECT</text:p>
      <text:p text:style-name="P6"><text:span text:style-name="T5">public</text:span>:</text:p>
      <text:p text:style-name="P6"><text:span text:style-name="T3"><text:s text:c="4"/></text:span><text:span text:style-name="T5">explicit</text:span><text:span text:style-name="T3"> </text:span>MainWindow(QWidget<text:span text:style-name="T3"> </text:span>*parent<text:span text:style-name="T3"> </text:span>=<text:span text:style-name="T3"> </text:span><text:span text:style-name="T2">0</text:span>);</text:p>
      <text:p text:style-name="P4"><text:span text:style-name="T3"><text:s text:c="4"/></text:span>~<text:span text:style-name="T9">MainWindow</text:span>();</text:p>
      <text:p text:style-name="P6"><text:span text:style-name="T5">private</text:span><text:span text:style-name="T3"> </text:span><text:span text:style-name="T5">slots</text:span>:</text:p>
      <text:p text:style-name="P4"><text:span text:style-name="T3"><text:s text:c="4"/></text:span><text:span text:style-name="T5">void</text:span><text:span text:style-name="T3"> </text:span>on_connexionButton_clicked();</text:p>
      <text:p text:style-name="P4"><text:span text:style-name="T3"><text:s text:c="4"/></text:span><text:span text:style-name="T5">void</text:span><text:span text:style-name="T3"> </text:span><text:span text:style-name="T9">on_deconnexionButton_clicked</text:span>();</text:p>
      <text:p text:style-name="P4"><text:span text:style-name="T3"><text:s text:c="4"/></text:span><text:span text:style-name="T5">void</text:span><text:span text:style-name="T3"> </text:span><text:span text:style-name="T9">on_envoiButton_clicked</text:span>();</text:p>
      <text:p text:style-name="P4"><text:span text:style-name="T3"><text:s text:c="4"/></text:span><text:span text:style-name="T5">void</text:span><text:span text:style-name="T3"> </text:span><text:span text:style-name="T9">gerer_donnees</text:span>();</text:p>
      <text:p text:style-name="P4"><text:span text:style-name="T3"><text:s text:c="4"/></text:span><text:span text:style-name="T5">void</text:span><text:span text:style-name="T3"> </text:span>afficher_erreur(QAbstractSocket::SocketError);</text:p>
      <text:p text:style-name="P4"><text:span text:style-name="T3"><text:s text:c="4"/></text:span><text:span text:style-name="T5">void</text:span><text:span text:style-name="T3"> </text:span><text:span text:style-name="T9">fairequelquechose</text:span>();</text:p>
      <text:p text:style-name="P6"><text:span text:style-name="T5">private</text:span>:</text:p>
      <text:p text:style-name="P6"><text:span text:style-name="T3"><text:s text:c="4"/></text:span><text:span text:style-name="T6">Ui</text:span>::<text:span text:style-name="T6">MainWindow</text:span><text:span text:style-name="T3"> </text:span>*<text:span text:style-name="T10">ui</text:span>;</text:p>
      <text:p text:style-name="P6"><text:span text:style-name="T3"><text:s text:c="4"/></text:span>QTcpSocket<text:span text:style-name="T3"> </text:span>*tcpSocket;</text:p>
      <text:p text:style-name="P6"><text:span text:style-name="T3"><text:s text:c="4"/></text:span>QTimer<text:span text:style-name="T3"> </text:span>*<text:span text:style-name="T3"> </text:span>pTimer;</text:p>
      <text:p text:style-name="P4"><text:span text:style-name="T3"><text:s text:c="4"/></text:span>QImage<text:span text:style-name="T3"> </text:span>*pCarte;</text:p>
      <text:p text:style-name="P6"><text:span text:style-name="T3"><text:s text:c="4"/></text:span>QVector<text:span text:style-name="T3"> </text:span>&lt;<text:span text:style-name="T5">int</text:span>&gt;<text:span text:style-name="T3"> </text:span>sauvegardepx;</text:p>
      <text:p text:style-name="P6"><text:span text:style-name="T3"><text:s text:c="4"/></text:span>QVector<text:span text:style-name="T3"> </text:span>&lt;<text:span text:style-name="T5">int</text:span>&gt;<text:span text:style-name="T3"> </text:span>sauvegardepy;</text:p>
      <text:p text:style-name="P4">};</text:p>
      <text:p text:style-name="P4">#<text:span text:style-name="T2">endif</text:span><text:span text:style-name="T3"> </text:span><text:span text:style-name="T4">//</text:span><text:span text:style-name="T3"> </text:span><text:span text:style-name="T4">MAINWINDOW_H</text:span></text:p>
      <text:p text:style-name="P5"><text:span text:style-name="T4"/></text:p>
      <text:p text:style-name="P5"><text:span text:style-name="T4"/></text:p>
      <text:p text:style-name="P7"/>
      <text:p text:style-name="P7"/>
      <text:p text:style-name="P7"/>
      <text:p text:style-name="P9"><text:soft-page-break/>Mainwindows.cpp</text:p>
      <text:p text:style-name="P10">________________________________________________</text:p>
      <text:p text:style-name="P2"/>
      <text:p text:style-name="P3">#<text:span text:style-name="T2">include</text:span><text:span text:style-name="T3"> </text:span><text:span text:style-name="T4">"mainwindow.h"</text:span></text:p>
      <text:p text:style-name="P4">#<text:span text:style-name="T2">include</text:span><text:span text:style-name="T3"> </text:span><text:span text:style-name="T4">"ui_mainwindow.h"</text:span></text:p>
      <text:p text:style-name="P6"><text:span text:style-name="T6">MainWindow</text:span>::MainWindow(QWidget<text:span text:style-name="T3"> </text:span>*parent)<text:span text:style-name="T3"> </text:span>:</text:p>
      <text:p text:style-name="P6"><text:span text:style-name="T3"><text:s text:c="4"/></text:span>QMainWindow(parent),</text:p>
      <text:p text:style-name="P6"><text:span text:style-name="T3"><text:s text:c="4"/></text:span>ui(<text:span text:style-name="T5">new</text:span><text:span text:style-name="T3"> </text:span>Ui::MainWindow)</text:p>
      <text:p text:style-name="P6">{</text:p>
      <text:p text:style-name="P6"><text:span text:style-name="T3"><text:s text:c="4"/></text:span><text:span text:style-name="T4">//</text:span><text:span text:style-name="T3"> </text:span><text:span text:style-name="T4">Initialisation</text:span><text:span text:style-name="T3"> </text:span><text:span text:style-name="T4">de</text:span><text:span text:style-name="T3"> </text:span><text:span text:style-name="T4">l'interface</text:span><text:span text:style-name="T3"> </text:span><text:span text:style-name="T4">graphique</text:span></text:p>
      <text:p text:style-name="P4"><text:span text:style-name="T3"><text:s text:c="4"/></text:span>ui-&gt;setupUi(<text:span text:style-name="T5">this</text:span>);</text:p>
      <text:p text:style-name="P6"><text:span text:style-name="T3"><text:s text:c="4"/></text:span><text:span text:style-name="T4">//</text:span><text:span text:style-name="T3"> </text:span><text:span text:style-name="T4">Instanciation</text:span><text:span text:style-name="T3"> </text:span><text:span text:style-name="T4">de</text:span><text:span text:style-name="T3"> </text:span><text:span text:style-name="T4">la</text:span><text:span text:style-name="T3"> </text:span><text:span text:style-name="T4">socket</text:span></text:p>
      <text:p text:style-name="P4"><text:span text:style-name="T3"><text:s text:c="4"/></text:span>tcpSocket<text:span text:style-name="T3"> </text:span>=<text:span text:style-name="T3"> </text:span><text:span text:style-name="T5">new</text:span><text:span text:style-name="T3"> </text:span>QTcpSocket(<text:span text:style-name="T5">this</text:span>);</text:p>
      <text:p text:style-name="P6"><text:span text:style-name="T3"><text:s text:c="4"/></text:span><text:span text:style-name="T4">//</text:span><text:span text:style-name="T3"> </text:span><text:span text:style-name="T4">Attachement</text:span><text:span text:style-name="T3"> </text:span><text:span text:style-name="T4">d'un</text:span><text:span text:style-name="T3"> </text:span><text:span text:style-name="T4">slot</text:span><text:span text:style-name="T3"> </text:span><text:span text:style-name="T4">qui</text:span><text:span text:style-name="T3"> </text:span><text:span text:style-name="T4">sera</text:span><text:span text:style-name="T3"> </text:span><text:span text:style-name="T4">appelé</text:span><text:span text:style-name="T3"> </text:span><text:span text:style-name="T4">à</text:span><text:span text:style-name="T3"> </text:span><text:span text:style-name="T4">chaque</text:span><text:span text:style-name="T3"> </text:span><text:span text:style-name="T4">fois</text:span><text:span text:style-name="T3"> </text:span><text:span text:style-name="T4">que</text:span><text:span text:style-name="T3"> </text:span><text:span text:style-name="T4">des</text:span><text:span text:style-name="T3"> </text:span><text:span text:style-name="T4">données</text:span><text:span text:style-name="T3"> </text:span><text:span text:style-name="T4">arrivent</text:span><text:span text:style-name="T3"> </text:span><text:span text:style-name="T4">(mode</text:span><text:span text:style-name="T3"> </text:span><text:span text:style-name="T4">asynchrone)</text:span></text:p>
      <text:p text:style-name="P4"><text:span text:style-name="T3"><text:s text:c="4"/></text:span>connect(tcpSocket,<text:span text:style-name="T3"> </text:span><text:span text:style-name="T5">SIGNAL</text:span>(readyRead()),<text:span text:style-name="T3"> </text:span><text:span text:style-name="T5">this</text:span>,<text:span text:style-name="T3"> </text:span><text:span text:style-name="T5">SLOT</text:span>(gerer_donnees()));</text:p>
      <text:p text:style-name="P6"><text:span text:style-name="T3"><text:s text:c="4"/></text:span><text:span text:style-name="T4">//</text:span><text:span text:style-name="T3"> </text:span><text:span text:style-name="T4">Idem</text:span><text:span text:style-name="T3"> </text:span><text:span text:style-name="T4">pour</text:span><text:span text:style-name="T3"> </text:span><text:span text:style-name="T4">les</text:span><text:span text:style-name="T3"> </text:span><text:span text:style-name="T4">erreurs</text:span></text:p>
      <text:p text:style-name="P4"><text:span text:style-name="T3"><text:s text:c="4"/></text:span>connect(tcpSocket,<text:span text:style-name="T3"> </text:span><text:span text:style-name="T5">SIGNAL</text:span>(error(QAbstractSocket::SocketError)),<text:span text:style-name="T3"> </text:span><text:span text:style-name="T5">this</text:span>,<text:span text:style-name="T3"> </text:span><text:span text:style-name="T5">SLOT</text:span>(afficher_erreur(QAbstractSocket::SocketError)));</text:p>
      <text:p text:style-name="P4"><text:span text:style-name="T3"><text:s text:c="4"/></text:span>pTimer<text:span text:style-name="T3"> </text:span>=<text:span text:style-name="T3"> </text:span><text:span text:style-name="T5">new</text:span><text:span text:style-name="T3"> </text:span>QTimer();</text:p>
      <text:p text:style-name="P6"><text:span text:style-name="T3"><text:s text:c="4"/></text:span><text:span text:style-name="T4">//</text:span><text:span text:style-name="T3"> </text:span><text:span text:style-name="T4">Association</text:span><text:span text:style-name="T3"> </text:span><text:span text:style-name="T4">du</text:span><text:span text:style-name="T3"> </text:span><text:span text:style-name="T4">"tick"</text:span><text:span text:style-name="T3"> </text:span><text:span text:style-name="T4">du</text:span><text:span text:style-name="T3"> </text:span><text:span text:style-name="T4">timer</text:span><text:span text:style-name="T3"> </text:span><text:span text:style-name="T4">à</text:span><text:span text:style-name="T3"> </text:span><text:span text:style-name="T4">l'appel</text:span><text:span text:style-name="T3"> </text:span><text:span text:style-name="T4">d'une</text:span><text:span text:style-name="T3"> </text:span><text:span text:style-name="T4">méthode</text:span><text:span text:style-name="T3"> </text:span><text:span text:style-name="T4">SLOT</text:span></text:p>
      <text:p text:style-name="P4"><text:span text:style-name="T3"><text:s text:c="4"/></text:span>connect(pTimer,<text:span text:style-name="T3"> </text:span><text:span text:style-name="T5">SIGNAL</text:span>(timeout()),<text:span text:style-name="T3"> </text:span><text:span text:style-name="T5">this</text:span>,<text:span text:style-name="T3"> </text:span><text:span text:style-name="T5">SLOT</text:span>(fairequelquechose()));</text:p>
      <text:p text:style-name="P6"><text:span text:style-name="T3"><text:s text:c="4"/></text:span><text:span text:style-name="T4">//</text:span><text:span text:style-name="T3"> </text:span><text:span text:style-name="T4">Instanciation</text:span><text:span text:style-name="T3"> </text:span><text:span text:style-name="T4">de</text:span><text:span text:style-name="T3"> </text:span><text:span text:style-name="T4">l'image</text:span><text:span text:style-name="T3"> </text:span><text:span text:style-name="T4">(dans</text:span><text:span text:style-name="T3"> </text:span><text:span text:style-name="T4">constructeur)</text:span></text:p>
      <text:p text:style-name="P4"><text:span text:style-name="T3"><text:s text:c="4"/></text:span>pCarte<text:span text:style-name="T3"> </text:span>=<text:span text:style-name="T3"> </text:span><text:span text:style-name="T5">new</text:span><text:span text:style-name="T3"> </text:span>QImage();</text:p>
      <text:p text:style-name="P6"><text:span text:style-name="T3"><text:s text:c="4"/></text:span><text:span text:style-name="T4">//</text:span><text:span text:style-name="T3"> </text:span><text:span text:style-name="T4">Chargement</text:span><text:span text:style-name="T3"> </text:span><text:span text:style-name="T4">depuis</text:span><text:span text:style-name="T3"> </text:span><text:span text:style-name="T4">un</text:span><text:span text:style-name="T3"> </text:span><text:span text:style-name="T4">fichier</text:span></text:p>
      <text:p text:style-name="P4"><text:span text:style-name="T3"><text:s text:c="4"/></text:span>pCarte-&gt;load(<text:span text:style-name="T4">"carte.png"</text:span>);</text:p>
      <text:p text:style-name="P6"><text:span text:style-name="T3"><text:s text:c="4"/></text:span><text:span text:style-name="T4">//</text:span><text:span text:style-name="T3"> </text:span><text:span text:style-name="T4">Affichage</text:span><text:span text:style-name="T3"> </text:span><text:span text:style-name="T4">dans</text:span><text:span text:style-name="T3"> </text:span><text:span text:style-name="T4">un</text:span><text:span text:style-name="T3"> </text:span><text:span text:style-name="T4">QLabel,</text:span><text:span text:style-name="T3"> </text:span><text:span text:style-name="T4">ici</text:span><text:span text:style-name="T3"> </text:span><text:span text:style-name="T4">label_carte</text:span></text:p>
      <text:p text:style-name="P4"><text:span text:style-name="T3"><text:s text:c="4"/></text:span>ui-&gt;carte-&gt;setPixmap(QPixmap::fromImage(*pCarte));</text:p>
      <text:p text:style-name="P4">}</text:p>
      <text:p text:style-name="P6"><text:span text:style-name="T6">MainWindow</text:span>::~<text:span text:style-name="T9">MainWindow</text:span>()</text:p>
      <text:p text:style-name="P4">{</text:p>
      <text:p text:style-name="P6"><text:span text:style-name="T3"><text:s text:c="4"/></text:span><text:span text:style-name="T4">//</text:span><text:span text:style-name="T3"> </text:span><text:span text:style-name="T4">Arrêt</text:span><text:span text:style-name="T3"> </text:span><text:span text:style-name="T4">du</text:span><text:span text:style-name="T3"> </text:span><text:span text:style-name="T4">timer</text:span></text:p>
      <text:p text:style-name="P4"><text:span text:style-name="T3"><text:s text:c="4"/></text:span>pTimer-&gt;stop();</text:p>
      <text:p text:style-name="P6"><text:span text:style-name="T3"><text:s text:c="4"/></text:span><text:span text:style-name="T4">//</text:span><text:span text:style-name="T3"> </text:span><text:span text:style-name="T4">Destruction</text:span><text:span text:style-name="T3"> </text:span><text:span text:style-name="T4">de</text:span><text:span text:style-name="T3"> </text:span><text:span text:style-name="T4">l'objet</text:span></text:p>
      <text:p text:style-name="P4"><text:span text:style-name="T3"><text:s text:c="4"/></text:span><text:span text:style-name="T5">delete</text:span><text:span text:style-name="T3"> </text:span>pTimer;</text:p>
      <text:p text:style-name="P6"><text:span text:style-name="T3"><text:s text:c="4"/></text:span><text:span text:style-name="T4">//</text:span><text:span text:style-name="T3"> </text:span><text:span text:style-name="T4">Destruction</text:span><text:span text:style-name="T3"> </text:span><text:span text:style-name="T4">de</text:span><text:span text:style-name="T3"> </text:span><text:span text:style-name="T4">la</text:span><text:span text:style-name="T3"> </text:span><text:span text:style-name="T4">socket</text:span></text:p>
      <text:p text:style-name="P6"><text:span text:style-name="T3"><text:s text:c="4"/></text:span>tcpSocket-&gt;abort();</text:p>
      <text:p text:style-name="P4"><text:span text:style-name="T3"><text:s text:c="4"/></text:span><text:span text:style-name="T5">delete</text:span><text:span text:style-name="T3"> </text:span>tcpSocket;</text:p>
      <text:p text:style-name="P6"><text:span text:style-name="T3"><text:s text:c="4"/></text:span><text:span text:style-name="T4">//</text:span><text:span text:style-name="T3"> </text:span><text:span text:style-name="T4">Destruction</text:span><text:span text:style-name="T3"> </text:span><text:span text:style-name="T4">de</text:span><text:span text:style-name="T3"> </text:span><text:span text:style-name="T4">l'interface</text:span><text:span text:style-name="T3"> </text:span><text:span text:style-name="T4">graphique</text:span></text:p>
      <text:p text:style-name="P4"><text:span text:style-name="T3"><text:s text:c="4"/></text:span><text:span text:style-name="T5">delete</text:span><text:span text:style-name="T3"> </text:span><text:span text:style-name="T10">ui</text:span>;</text:p>
      <text:p text:style-name="P6"><text:span text:style-name="T3"><text:s text:c="4"/></text:span><text:span text:style-name="T4">//</text:span><text:span text:style-name="T3"> </text:span><text:span text:style-name="T4">Suppression</text:span><text:span text:style-name="T3"> </text:span><text:span text:style-name="T4">de</text:span><text:span text:style-name="T3"> </text:span><text:span text:style-name="T4">l'image</text:span><text:span text:style-name="T3"> </text:span><text:span text:style-name="T4">(dans</text:span><text:span text:style-name="T3"> </text:span><text:span text:style-name="T4">destructeur)</text:span></text:p>
      <text:p text:style-name="P4"><text:soft-page-break/><text:span text:style-name="T3"><text:s text:c="4"/></text:span><text:span text:style-name="T5">delete</text:span><text:span text:style-name="T3"> </text:span>pCarte;</text:p>
      <text:p text:style-name="P4">}</text:p>
      <text:p text:style-name="P6"><text:span text:style-name="T5">void</text:span><text:span text:style-name="T3"> </text:span><text:span text:style-name="T6">MainWindow</text:span>::on_connexionButton_clicked()</text:p>
      <text:p text:style-name="P6">{</text:p>
      <text:p text:style-name="P6"><text:span text:style-name="T3"><text:s text:c="4"/></text:span><text:span text:style-name="T4">//</text:span><text:span text:style-name="T3"> </text:span><text:span text:style-name="T4">Récupération</text:span><text:span text:style-name="T3"> </text:span><text:span text:style-name="T4">des</text:span><text:span text:style-name="T3"> </text:span><text:span text:style-name="T4">paramètres</text:span></text:p>
      <text:p text:style-name="P6"><text:span text:style-name="T3"><text:s text:c="4"/></text:span>QString<text:span text:style-name="T3"> </text:span>adresse_ip<text:span text:style-name="T3"> </text:span>=<text:span text:style-name="T3"> </text:span>ui-&gt;lineEdit_ip-&gt;text();</text:p>
      <text:p text:style-name="P4"><text:span text:style-name="T3"><text:s text:c="4"/></text:span><text:span text:style-name="T5">unsigned</text:span><text:span text:style-name="T3"> </text:span><text:span text:style-name="T5">short</text:span><text:span text:style-name="T3"> </text:span><text:span text:style-name="T11">port_tcp</text:span><text:span text:style-name="T3"> </text:span>=<text:span text:style-name="T3"> </text:span>ui-&gt;lineEdit_port-&gt;text().toInt();</text:p>
      <text:p text:style-name="P6"><text:span text:style-name="T3"><text:s text:c="4"/></text:span><text:span text:style-name="T4">//</text:span><text:span text:style-name="T3"> </text:span><text:span text:style-name="T4">Connexion</text:span><text:span text:style-name="T3"> </text:span><text:span text:style-name="T4">au</text:span><text:span text:style-name="T3"> </text:span><text:span text:style-name="T4">serveur</text:span></text:p>
      <text:p text:style-name="P4"><text:span text:style-name="T3"><text:s text:c="4"/></text:span>tcpSocket-&gt;connectToHost(adresse_ip,<text:span text:style-name="T3"> </text:span>port_tcp);</text:p>
      <text:p text:style-name="P6"><text:span text:style-name="T3"><text:s text:c="4"/></text:span><text:span text:style-name="T4">//</text:span><text:span text:style-name="T3"> </text:span><text:span text:style-name="T4">Lancement</text:span><text:span text:style-name="T3"> </text:span><text:span text:style-name="T4">du</text:span><text:span text:style-name="T3"> </text:span><text:span text:style-name="T4">timer</text:span><text:span text:style-name="T3"> </text:span><text:span text:style-name="T4">avec</text:span><text:span text:style-name="T3"> </text:span><text:span text:style-name="T4">un</text:span><text:span text:style-name="T3"> </text:span><text:span text:style-name="T4">tick</text:span><text:span text:style-name="T3"> </text:span><text:span text:style-name="T4">toutes</text:span><text:span text:style-name="T3"> </text:span><text:span text:style-name="T4">les</text:span><text:span text:style-name="T3"> </text:span><text:span text:style-name="T4">1000</text:span><text:span text:style-name="T3"> </text:span><text:span text:style-name="T4">ms</text:span></text:p>
      <text:p text:style-name="P6"><text:span text:style-name="T3"><text:s text:c="4"/></text:span>pTimer-&gt;start(<text:span text:style-name="T2">1000</text:span>);</text:p>
      <text:p text:style-name="P4">}</text:p>
      <text:p text:style-name="P6"><text:span text:style-name="T5">void</text:span><text:span text:style-name="T3"> </text:span><text:span text:style-name="T6">MainWindow</text:span>::<text:span text:style-name="T9">on_deconnexionButton_clicked</text:span>()</text:p>
      <text:p text:style-name="P6">{</text:p>
      <text:p text:style-name="P6"><text:span text:style-name="T3"><text:s text:c="4"/></text:span><text:span text:style-name="T4">//</text:span><text:span text:style-name="T3"> </text:span><text:span text:style-name="T4">Déconnexion</text:span><text:span text:style-name="T3"> </text:span><text:span text:style-name="T4">du</text:span><text:span text:style-name="T3"> </text:span><text:span text:style-name="T4">serveur</text:span></text:p>
      <text:p text:style-name="P6"><text:span text:style-name="T3"><text:s text:c="4"/></text:span>tcpSocket-&gt;close();</text:p>
      <text:p text:style-name="P4">}</text:p>
      <text:p text:style-name="P6"><text:span text:style-name="T5">void</text:span><text:span text:style-name="T3"> </text:span><text:span text:style-name="T6">MainWindow</text:span>::<text:span text:style-name="T9">on_envoiButton_clicked</text:span>()</text:p>
      <text:p text:style-name="P6">{</text:p>
      <text:p text:style-name="P6"><text:span text:style-name="T3"><text:s text:c="4"/></text:span><text:span text:style-name="T4">//</text:span><text:span text:style-name="T3"> </text:span><text:span text:style-name="T4">Préparation</text:span><text:span text:style-name="T3"> </text:span><text:span text:style-name="T4">de</text:span><text:span text:style-name="T3"> </text:span><text:span text:style-name="T4">la</text:span><text:span text:style-name="T3"> </text:span><text:span text:style-name="T4">requête</text:span></text:p>
      <text:p text:style-name="P6"><text:span text:style-name="T3"><text:s text:c="4"/></text:span>QByteArray<text:span text:style-name="T3"> </text:span>requete;</text:p>
      <text:p text:style-name="P4"><text:span text:style-name="T3"><text:s text:c="4"/></text:span>requete<text:span text:style-name="T3"> </text:span>=<text:span text:style-name="T3"> </text:span><text:span text:style-name="T4">"RETR\r\n"</text:span>;</text:p>
      <text:p text:style-name="P6"><text:span text:style-name="T3"><text:s text:c="4"/></text:span><text:span text:style-name="T4">//</text:span><text:span text:style-name="T3"> </text:span><text:span text:style-name="T4">Envoi</text:span><text:span text:style-name="T3"> </text:span><text:span text:style-name="T4">de</text:span><text:span text:style-name="T3"> </text:span><text:span text:style-name="T4">la</text:span><text:span text:style-name="T3"> </text:span><text:span text:style-name="T4">requête</text:span></text:p>
      <text:p text:style-name="P6"><text:span text:style-name="T3"><text:s text:c="4"/></text:span>tcpSocket-&gt;write(requete);</text:p>
      <text:p text:style-name="P4">}</text:p>
      <text:p text:style-name="P6"><text:span text:style-name="T5">void</text:span><text:span text:style-name="T3"> </text:span><text:span text:style-name="T6">MainWindow</text:span>::<text:span text:style-name="T9">gerer_donnees</text:span>()</text:p>
      <text:p text:style-name="P6">{</text:p>
      <text:p text:style-name="P6"><text:span text:style-name="T3"><text:s text:c="4"/></text:span><text:span text:style-name="T4">//</text:span><text:span text:style-name="T3"> </text:span><text:span text:style-name="T4">Réception</text:span><text:span text:style-name="T3"> </text:span><text:span text:style-name="T4">des</text:span><text:span text:style-name="T3"> </text:span><text:span text:style-name="T4">données</text:span></text:p>
      <text:p text:style-name="P6"><text:span text:style-name="T3"><text:s text:c="4"/></text:span>QByteArray<text:span text:style-name="T3"> </text:span>reponse<text:span text:style-name="T3"> </text:span>=<text:span text:style-name="T3"> </text:span>tcpSocket-&gt;readAll();</text:p>
      <text:p text:style-name="P4"><text:span text:style-name="T3"><text:s text:c="4"/></text:span>QString<text:span text:style-name="T3"> </text:span>trame(reponse);</text:p>
      <text:p text:style-name="P6"><text:span text:style-name="T3"><text:s text:c="4"/></text:span><text:span text:style-name="T4">//</text:span><text:span text:style-name="T3"> </text:span><text:span text:style-name="T4">Affichage</text:span></text:p>
      <text:p text:style-name="P4"><text:span text:style-name="T3"><text:s text:c="4"/></text:span>ui-&gt;lineEdit_reponse-&gt;setText(QString(trame));</text:p>
      <text:p text:style-name="P4"><text:span text:style-name="T3"><text:s text:c="8"/></text:span><text:span text:style-name="T5">if</text:span><text:span text:style-name="T3"> </text:span>(trame.size()&gt;=<text:span text:style-name="T3"> </text:span><text:span text:style-name="T2">14</text:span>){</text:p>
      <text:p text:style-name="P6"><text:span text:style-name="T3"><text:s text:c="12"/></text:span><text:span text:style-name="T4">//</text:span><text:span text:style-name="T3"> </text:span><text:span text:style-name="T4">Découpage</text:span></text:p>
      <text:p text:style-name="P6"><text:span text:style-name="T3"><text:s text:c="12"/></text:span>QStringList<text:span text:style-name="T3"> </text:span>trameDecoupee<text:span text:style-name="T3"> </text:span>=<text:span text:style-name="T3"> </text:span>trame.split(<text:span text:style-name="T4">","</text:span>);</text:p>
      <text:p text:style-name="P4"><text:span text:style-name="T3"><text:s text:c="12"/></text:span>qDebug()<text:span text:style-name="T3"> </text:span>&lt;&lt;<text:span text:style-name="T3"> </text:span>trameDecoupee[<text:span text:style-name="T2">1</text:span>]<text:span text:style-name="T3"> </text:span>&lt;&lt;<text:span text:style-name="T3"> </text:span><text:span text:style-name="T4">"\n"</text:span>;</text:p>
      <text:p text:style-name="P6"><text:span text:style-name="T3"><text:s text:c="12"/></text:span><text:span text:style-name="T4">//</text:span><text:span text:style-name="T3"> </text:span><text:span text:style-name="T4">Isoler</text:span><text:span text:style-name="T3"> </text:span><text:span text:style-name="T4">l'heure</text:span></text:p>
      <text:p text:style-name="P6"><text:span text:style-name="T3"><text:s text:c="12"/></text:span>QString<text:span text:style-name="T3"> </text:span>heure<text:span text:style-name="T3"> </text:span>=<text:span text:style-name="T3"> </text:span>trameDecoupee[<text:span text:style-name="T2">1</text:span>].mid(<text:span text:style-name="T2">0</text:span>,<text:span text:style-name="T3"> </text:span><text:span text:style-name="T2">2</text:span>);</text:p>
      <text:p text:style-name="P4"><text:span text:style-name="T3"><text:s text:c="12"/></text:span>qDebug()<text:span text:style-name="T3"> </text:span>&lt;&lt;<text:span text:style-name="T3"> </text:span>heure<text:span text:style-name="T3"> </text:span>&lt;&lt;<text:span text:style-name="T3"> </text:span><text:span text:style-name="T4">"\n"</text:span>;</text:p>
      <text:p text:style-name="P6"><text:span text:style-name="T3"><text:s text:c="12"/></text:span><text:span text:style-name="T5">int</text:span><text:span text:style-name="T3"> </text:span><text:span text:style-name="T11">h</text:span><text:span text:style-name="T3"> </text:span>=<text:span text:style-name="T3"> </text:span>heure.toInt();</text:p>
      <text:p text:style-name="P4"><text:span text:style-name="T3"><text:s text:c="12"/></text:span><text:span text:style-name="T8">qDebug</text:span>()<text:span text:style-name="T3"> </text:span>&lt;&lt;<text:span text:style-name="T3"> </text:span><text:span text:style-name="T11">h</text:span><text:span text:style-name="T3"> </text:span>&lt;&lt;<text:span text:style-name="T3"> </text:span><text:span text:style-name="T4">"\n"</text:span>;</text:p>
      <text:p text:style-name="P6"><text:span text:style-name="T3"><text:s text:c="12"/></text:span><text:span text:style-name="T4">//</text:span><text:span text:style-name="T3"> </text:span><text:span text:style-name="T4">Chargement</text:span><text:span text:style-name="T3"> </text:span><text:span text:style-name="T4">depuis</text:span><text:span text:style-name="T3"> </text:span><text:span text:style-name="T4">un</text:span><text:span text:style-name="T3"> </text:span><text:span text:style-name="T4">fichier</text:span></text:p>
      <text:p text:style-name="P4"><text:span text:style-name="T3"><text:s text:c="12"/></text:span>pCarte-&gt;load(<text:span text:style-name="T4">"/chemin/vers/ma_carte.png"</text:span>);</text:p>
      <text:p text:style-name="P6"><text:span text:style-name="T3"><text:s text:c="12"/></text:span><text:span text:style-name="T4">//</text:span><text:span text:style-name="T3"> </text:span><text:span text:style-name="T4">Isoler</text:span><text:span text:style-name="T3"> </text:span><text:span text:style-name="T4">la</text:span><text:span text:style-name="T3"> </text:span><text:span text:style-name="T4">Latitude</text:span></text:p>
      <text:p text:style-name="P6"><text:span text:style-name="T3"><text:s text:c="12"/></text:span>QString<text:span text:style-name="T3"> </text:span>latitude<text:span text:style-name="T3"> </text:span>=<text:span text:style-name="T3"> </text:span>trameDecoupee[<text:span text:style-name="T2">2</text:span>];</text:p>
      <text:p text:style-name="P4"><text:soft-page-break/><text:span text:style-name="T3"><text:s text:c="12"/></text:span>qDebug()<text:span text:style-name="T3"> </text:span>&lt;&lt;<text:span text:style-name="T3"> </text:span>latitude<text:span text:style-name="T3"> </text:span>&lt;&lt;<text:span text:style-name="T3"> </text:span><text:span text:style-name="T4">"\n"</text:span>;</text:p>
      <text:p text:style-name="P6"><text:span text:style-name="T3"><text:s text:c="12"/></text:span><text:span text:style-name="T4">//</text:span><text:span text:style-name="T3"> </text:span><text:span text:style-name="T4">Convertir</text:span><text:span text:style-name="T3"> </text:span><text:span text:style-name="T4">la</text:span><text:span text:style-name="T3"> </text:span><text:span text:style-name="T4">Latitude</text:span></text:p>
      <text:p text:style-name="P6"><text:span text:style-name="T3"><text:s text:c="12"/></text:span>QString<text:span text:style-name="T3"> </text:span>degrees_latitude<text:span text:style-name="T3"> </text:span>=<text:span text:style-name="T3"> </text:span>latitude.mid(<text:span text:style-name="T3"> </text:span><text:span text:style-name="T2">0</text:span>,<text:span text:style-name="T3"> </text:span><text:span text:style-name="T2">2</text:span>);</text:p>
      <text:p text:style-name="P4"><text:span text:style-name="T3"><text:s text:c="12"/></text:span>QString<text:span text:style-name="T3"> </text:span>minutes_latitude<text:span text:style-name="T3"> </text:span>=<text:span text:style-name="T3"> </text:span>latitude.mid<text:span text:style-name="T3"> </text:span>(<text:span text:style-name="T3"> </text:span><text:span text:style-name="T2">2</text:span>,<text:span text:style-name="T3"> </text:span><text:span text:style-name="T2">8</text:span>);</text:p>
      <text:p text:style-name="P6"><text:span text:style-name="T3"><text:s text:c="12"/></text:span><text:span text:style-name="T5">int</text:span><text:span text:style-name="T3"> </text:span><text:span text:style-name="T11">degrees_convertieLA</text:span><text:span text:style-name="T3"> </text:span>=<text:span text:style-name="T3"> </text:span>degrees_latitude.toInt();</text:p>
      <text:p text:style-name="P4"><text:span text:style-name="T3"><text:s text:c="12"/></text:span><text:span text:style-name="T5">float</text:span><text:span text:style-name="T3"> </text:span><text:span text:style-name="T11">minutes_convertieLA</text:span><text:span text:style-name="T3"> </text:span>=<text:span text:style-name="T3"> </text:span>minutes_latitude.toFloat();</text:p>
      <text:p text:style-name="P4"><text:span text:style-name="T3"><text:s text:c="12"/></text:span><text:span text:style-name="T5">float</text:span><text:span text:style-name="T3"> </text:span><text:span text:style-name="T11">resultat_finalLA</text:span><text:span text:style-name="T3"> </text:span>=<text:span text:style-name="T3"> </text:span><text:span text:style-name="T11">degrees_convertieLA</text:span><text:span text:style-name="T3"> </text:span>+<text:span text:style-name="T3"> </text:span>(<text:span text:style-name="T3"> </text:span><text:span text:style-name="T11">minutes_convertieLA</text:span>/<text:span text:style-name="T2">60</text:span><text:span text:style-name="T3"> </text:span>);</text:p>
      <text:p text:style-name="P6"><text:span text:style-name="T3"><text:s text:c="12"/></text:span><text:span text:style-name="T4">//</text:span><text:span text:style-name="T3"> </text:span><text:span text:style-name="T4">Affichage</text:span><text:span text:style-name="T3"> </text:span><text:span text:style-name="T4">d'une</text:span><text:span text:style-name="T3"> </text:span><text:span text:style-name="T4">valeur</text:span><text:span text:style-name="T3"> </text:span><text:span text:style-name="T4">double</text:span><text:span text:style-name="T3"> </text:span><text:span text:style-name="T4">x</text:span></text:p>
      <text:p text:style-name="P4"><text:span text:style-name="T3"><text:s text:c="12"/></text:span>ui-&gt;Latitude-&gt;setText(<text:span text:style-name="T3"> </text:span>QString(<text:span text:style-name="T4">"%1"</text:span>).arg(resultat_finalLA,<text:span text:style-name="T3"> </text:span><text:span text:style-name="T2">0</text:span>,<text:span text:style-name="T3"> </text:span><text:span text:style-name="T4">'g'</text:span>,<text:span text:style-name="T3"> </text:span><text:span text:style-name="T2">4</text:span>)<text:span text:style-name="T3"> </text:span>);</text:p>
      <text:p text:style-name="P6"><text:span text:style-name="T3"><text:s text:c="12"/></text:span><text:span text:style-name="T4">//</text:span><text:span text:style-name="T3"> </text:span><text:span text:style-name="T4">Isoler</text:span><text:span text:style-name="T3"> </text:span><text:span text:style-name="T4">la</text:span><text:span text:style-name="T3"> </text:span><text:span text:style-name="T4">Longitude</text:span></text:p>
      <text:p text:style-name="P6"><text:span text:style-name="T3"><text:s text:c="12"/></text:span>QString<text:span text:style-name="T3"> </text:span>longitude<text:span text:style-name="T3"> </text:span>=<text:span text:style-name="T3"> </text:span>trameDecoupee[<text:span text:style-name="T2">4</text:span>];</text:p>
      <text:p text:style-name="P4"><text:span text:style-name="T3"><text:s text:c="12"/></text:span>qDebug()<text:span text:style-name="T3"> </text:span>&lt;&lt;<text:span text:style-name="T3"> </text:span>longitude<text:span text:style-name="T3"> </text:span>&lt;&lt;<text:span text:style-name="T3"> </text:span><text:span text:style-name="T4">"\n"</text:span>;</text:p>
      <text:p text:style-name="P6"><text:span text:style-name="T3"><text:s text:c="12"/></text:span><text:span text:style-name="T4">//</text:span><text:span text:style-name="T3"> </text:span><text:span text:style-name="T4">Convertir</text:span><text:span text:style-name="T3"> </text:span><text:span text:style-name="T4">la</text:span><text:span text:style-name="T3"> </text:span><text:span text:style-name="T4">Longitude</text:span></text:p>
      <text:p text:style-name="P6"><text:span text:style-name="T3"><text:s text:c="12"/></text:span>QString<text:span text:style-name="T3"> </text:span>degrees_longitude<text:span text:style-name="T3"> </text:span>=<text:span text:style-name="T3"> </text:span>longitude.mid(<text:span text:style-name="T3"> </text:span><text:span text:style-name="T2">0</text:span>,<text:span text:style-name="T3"> </text:span><text:span text:style-name="T2">3</text:span>);</text:p>
      <text:p text:style-name="P4"><text:span text:style-name="T3"><text:s text:c="12"/></text:span>QString<text:span text:style-name="T3"> </text:span>minutes_longitude<text:span text:style-name="T3"> </text:span>=<text:span text:style-name="T3"> </text:span>longitude.mid<text:span text:style-name="T3"> </text:span>(<text:span text:style-name="T3"> </text:span><text:span text:style-name="T2">4</text:span>,<text:span text:style-name="T3"> </text:span><text:span text:style-name="T2">10</text:span>);</text:p>
      <text:p text:style-name="P6"><text:span text:style-name="T3"><text:s text:c="12"/></text:span><text:span text:style-name="T5">int</text:span><text:span text:style-name="T3"> </text:span><text:span text:style-name="T11">degrees_convertieLG</text:span><text:span text:style-name="T3"> </text:span>=<text:span text:style-name="T3"> </text:span>degrees_longitude.toInt();</text:p>
      <text:p text:style-name="P4"><text:span text:style-name="T3"><text:s text:c="12"/></text:span><text:span text:style-name="T5">float</text:span><text:span text:style-name="T3"> </text:span><text:span text:style-name="T11">minutes_convertieLG</text:span><text:span text:style-name="T3"> </text:span>=<text:span text:style-name="T3"> </text:span>minutes_longitude.toFloat();</text:p>
      <text:p text:style-name="P4"><text:span text:style-name="T3"><text:s text:c="12"/></text:span><text:span text:style-name="T5">float</text:span><text:span text:style-name="T3"> </text:span><text:span text:style-name="T11">resultat_finalLG</text:span><text:span text:style-name="T3"> </text:span>=<text:span text:style-name="T3"> </text:span>(<text:span text:style-name="T11">degrees_convertieLG</text:span><text:span text:style-name="T3"> </text:span>+<text:span text:style-name="T3"> </text:span>(<text:span text:style-name="T3"> </text:span><text:span text:style-name="T11">minutes_convertieLG</text:span>/<text:span text:style-name="T2">60</text:span><text:span text:style-name="T3"> </text:span>))*-<text:span text:style-name="T2">1</text:span>;</text:p>
      <text:p text:style-name="P6"><text:span text:style-name="T3"><text:s text:c="12"/></text:span><text:span text:style-name="T4">//</text:span><text:span text:style-name="T3"> </text:span><text:span text:style-name="T4">Affichage</text:span><text:span text:style-name="T3"> </text:span><text:span text:style-name="T4">d'une</text:span><text:span text:style-name="T3"> </text:span><text:span text:style-name="T4">valeur</text:span><text:span text:style-name="T3"> </text:span><text:span text:style-name="T4">double</text:span><text:span text:style-name="T3"> </text:span><text:span text:style-name="T4">x</text:span></text:p>
      <text:p text:style-name="P4"><text:span text:style-name="T3"><text:s text:c="12"/></text:span>ui-&gt;Longitude-&gt;setText(<text:span text:style-name="T3"> </text:span>QString(<text:span text:style-name="T4">"%1"</text:span>).arg(resultat_finalLG,<text:span text:style-name="T3"> </text:span><text:span text:style-name="T2">0</text:span>,<text:span text:style-name="T3"> </text:span><text:span text:style-name="T4">'g'</text:span>,<text:span text:style-name="T3"> </text:span><text:span text:style-name="T2">4</text:span>)<text:span text:style-name="T3"> </text:span>);</text:p>
      <text:p text:style-name="P6"><text:span text:style-name="T3"><text:s text:c="12"/></text:span><text:span text:style-name="T4">//</text:span><text:span text:style-name="T3"> </text:span><text:span text:style-name="T4">Isoler</text:span><text:span text:style-name="T3"> </text:span><text:span text:style-name="T4">l'Altitude</text:span></text:p>
      <text:p text:style-name="P6"><text:span text:style-name="T3"><text:s text:c="12"/></text:span>QString<text:span text:style-name="T3"> </text:span>altitude<text:span text:style-name="T3"> </text:span>=<text:span text:style-name="T3"> </text:span>trameDecoupee[<text:span text:style-name="T2">9</text:span>];</text:p>
      <text:p text:style-name="P4"><text:span text:style-name="T3"><text:s text:c="12"/></text:span>qDebug()<text:span text:style-name="T3"> </text:span>&lt;&lt;<text:span text:style-name="T3"> </text:span>altitude<text:span text:style-name="T3"> </text:span>&lt;&lt;<text:span text:style-name="T3"> </text:span><text:span text:style-name="T4">"\n"</text:span>;</text:p>
      <text:p text:style-name="P6"><text:span text:style-name="T3"><text:s text:c="12"/></text:span><text:span text:style-name="T4">//</text:span><text:span text:style-name="T3"> </text:span><text:span text:style-name="T4">Convertir</text:span><text:span text:style-name="T3"> </text:span><text:span text:style-name="T4">l'altitude</text:span><text:span text:style-name="T3"> </text:span><text:span text:style-name="T4">en</text:span><text:span text:style-name="T3"> </text:span><text:span text:style-name="T4">float</text:span></text:p>
      <text:p text:style-name="P4"><text:span text:style-name="T3"><text:s text:c="12"/></text:span><text:span text:style-name="T5">float</text:span><text:span text:style-name="T3"> </text:span><text:span text:style-name="T11">altitude_convertie</text:span><text:span text:style-name="T3"> </text:span>=<text:span text:style-name="T3"> </text:span>altitude.toFloat();</text:p>
      <text:p text:style-name="P6"><text:span text:style-name="T3"><text:s text:c="12"/></text:span><text:span text:style-name="T4">//</text:span><text:span text:style-name="T3"> </text:span><text:span text:style-name="T4">Affichage</text:span><text:span text:style-name="T3"> </text:span><text:span text:style-name="T4">d'une</text:span><text:span text:style-name="T3"> </text:span><text:span text:style-name="T4">valeur</text:span><text:span text:style-name="T3"> </text:span><text:span text:style-name="T4">double</text:span><text:span text:style-name="T3"> </text:span><text:span text:style-name="T4">x</text:span></text:p>
      <text:p text:style-name="P4"><text:span text:style-name="T3"><text:s text:c="12"/></text:span>ui-&gt;Altitude-&gt;setText(<text:span text:style-name="T3"> </text:span>QString(<text:span text:style-name="T4">"%1"</text:span>).arg(altitude_convertie,<text:span text:style-name="T3"> </text:span><text:span text:style-name="T2">0</text:span>,<text:span text:style-name="T3"> </text:span><text:span text:style-name="T4">'g'</text:span>,<text:span text:style-name="T3"> </text:span><text:span text:style-name="T2">4</text:span>)<text:span text:style-name="T3"> </text:span>);</text:p>
      <text:p text:style-name="P6"><text:span text:style-name="T3"><text:s text:c="12"/></text:span><text:span text:style-name="T5">int</text:span><text:span text:style-name="T3"> </text:span><text:span text:style-name="T11">px</text:span><text:span text:style-name="T3"> </text:span>=<text:span text:style-name="T3"> </text:span><text:span text:style-name="T2">694</text:span><text:span text:style-name="T3"> </text:span>*<text:span text:style-name="T3"> </text:span>(<text:span text:style-name="T11">resultat_finalLG</text:span><text:span text:style-name="T3"> </text:span>-<text:span text:style-name="T3"> </text:span>(<text:span text:style-name="T3"> </text:span>-<text:span text:style-name="T2">1.195703</text:span>))<text:span text:style-name="T3"> </text:span>/<text:span text:style-name="T3"> </text:span>((<text:span text:style-name="T3"> </text:span>-<text:span text:style-name="T2">1.136125</text:span>)<text:span text:style-name="T3"> </text:span>-<text:span text:style-name="T3"> </text:span>(<text:span text:style-name="T2">1.195703</text:span>));</text:p>
      <text:p text:style-name="P4"><text:span text:style-name="T3"><text:s text:c="12"/></text:span><text:span text:style-name="T5">int</text:span><text:span text:style-name="T3"> </text:span><text:span text:style-name="T11">py</text:span><text:span text:style-name="T3"> </text:span>=<text:span text:style-name="T3"> </text:span><text:span text:style-name="T2">638</text:span><text:span text:style-name="T3"> </text:span>*<text:span text:style-name="T3"> </text:span>(<text:span text:style-name="T2">1.0</text:span><text:span text:style-name="T3"> </text:span>-<text:span text:style-name="T3"> </text:span>(<text:span text:style-name="T11">resultat_finalLA</text:span><text:span text:style-name="T3"> </text:span>-<text:span text:style-name="T3"> </text:span><text:span text:style-name="T2">46.135451</text:span>)<text:span text:style-name="T3"> </text:span>/<text:span text:style-name="T3"> </text:span>(<text:span text:style-name="T2">46.173311</text:span><text:span text:style-name="T3"> </text:span>-<text:span text:style-name="T3"> </text:span><text:span text:style-name="T2">46.135451</text:span>));</text:p>
      <text:p text:style-name="P6"><text:span text:style-name="T3"><text:s text:c="12"/></text:span>sauvegardepx.push_back(px);</text:p>
      <text:p text:style-name="P6"><text:span text:style-name="T3"><text:s text:c="12"/></text:span>sauvegardepy.push_back(py);</text:p>
      <text:p text:style-name="P4"><text:span text:style-name="T3"><text:s text:c="12"/></text:span><text:span text:style-name="T5">int</text:span><text:span text:style-name="T3"> </text:span><text:span text:style-name="T11">taille</text:span><text:span text:style-name="T3"> </text:span>=<text:span text:style-name="T3"> </text:span>sauvegardepx.size();</text:p>
      <text:p text:style-name="P6"><text:span text:style-name="T3"><text:s text:c="16"/></text:span><text:span text:style-name="T5">if</text:span><text:span text:style-name="T3"> </text:span>(<text:span text:style-name="T3"> </text:span><text:span text:style-name="T11">taille</text:span><text:span text:style-name="T3"> </text:span>&gt;=<text:span text:style-name="T3"> </text:span><text:span text:style-name="T2">2</text:span><text:span text:style-name="T3"> </text:span>){</text:p>
      <text:p text:style-name="P6"><text:span text:style-name="T3"><text:s text:c="20"/></text:span>QPainter<text:span text:style-name="T3"> </text:span>p(pCarte);</text:p>
      <text:p text:style-name="P6"><text:span text:style-name="T3"><text:s text:c="20"/></text:span>p.setPen(Qt::red);</text:p>
      <text:p text:style-name="P6"><text:span text:style-name="T3"><text:s text:c="20"/></text:span>p.drawLine(px,py,<text:span text:style-name="T3"> </text:span>sauvegardepx[taille-<text:span text:style-name="T2">2</text:span>],<text:span text:style-name="T3"> </text:span>sauvegardepy[taille-<text:span text:style-name="T2">2</text:span>]);</text:p>
      <text:p text:style-name="P6"><text:span text:style-name="T3"><text:s text:c="20"/></text:span>p.end();</text:p>
      <text:p text:style-name="P6"><text:soft-page-break/><text:span text:style-name="T3"><text:s text:c="20"/></text:span>ui-&gt;carte-&gt;setPixmap(QPixmap::fromImage(*pCarte));</text:p>
      <text:p text:style-name="P6"><text:span text:style-name="T3"><text:s text:c="16"/></text:span>}</text:p>
      <text:p text:style-name="P6"><text:span text:style-name="T3"><text:s text:c="8"/></text:span>}</text:p>
      <text:p text:style-name="P4">}</text:p>
      <text:p text:style-name="P6"><text:span text:style-name="T5">void</text:span><text:span text:style-name="T3"> </text:span><text:span text:style-name="T6">MainWindow</text:span>::afficher_erreur(QAbstractSocket::SocketError<text:span text:style-name="T3"> </text:span>socketError)</text:p>
      <text:p text:style-name="P6">{</text:p>
      <text:p text:style-name="P6"><text:span text:style-name="T3"><text:s text:c="4"/></text:span><text:span text:style-name="T5">switch</text:span><text:span text:style-name="T3"> </text:span>(socketError)</text:p>
      <text:p text:style-name="P6"><text:span text:style-name="T3"><text:s text:c="4"/></text:span>{</text:p>
      <text:p text:style-name="P6"><text:span text:style-name="T3"><text:s text:c="8"/></text:span><text:span text:style-name="T5">case</text:span><text:span text:style-name="T3"> </text:span>QAbstractSocket::RemoteHostClosedError:</text:p>
      <text:p text:style-name="P6"><text:span text:style-name="T3"><text:s text:c="12"/></text:span><text:span text:style-name="T5">break</text:span>;</text:p>
      <text:p text:style-name="P6"><text:span text:style-name="T3"><text:s text:c="8"/></text:span><text:span text:style-name="T5">case</text:span><text:span text:style-name="T3"> </text:span>QAbstractSocket::HostNotFoundError:</text:p>
      <text:p text:style-name="P6"><text:span text:style-name="T3"><text:s text:c="12"/></text:span>QMessageBox::information(<text:span text:style-name="T5">this</text:span>,<text:span text:style-name="T3"> </text:span>tr(<text:span text:style-name="T4">"Client</text:span><text:span text:style-name="T3"> </text:span><text:span text:style-name="T4">TCP"</text:span>),</text:p>
      <text:p text:style-name="P6"><text:span text:style-name="T3"><text:s text:c="37"/></text:span>tr(<text:span text:style-name="T4">"Hôte</text:span><text:span text:style-name="T3"> </text:span><text:span text:style-name="T4">introuvable"</text:span>));</text:p>
      <text:p text:style-name="P6"><text:span text:style-name="T3"><text:s text:c="12"/></text:span><text:span text:style-name="T5">break</text:span>;</text:p>
      <text:p text:style-name="P6"><text:span text:style-name="T3"><text:s text:c="8"/></text:span><text:span text:style-name="T5">case</text:span><text:span text:style-name="T3"> </text:span>QAbstractSocket::ConnectionRefusedError:</text:p>
      <text:p text:style-name="P6"><text:span text:style-name="T3"><text:s text:c="12"/></text:span>QMessageBox::information(<text:span text:style-name="T5">this</text:span>,<text:span text:style-name="T3"> </text:span>tr(<text:span text:style-name="T4">"Client</text:span><text:span text:style-name="T3"> </text:span><text:span text:style-name="T4">TCP"</text:span>),</text:p>
      <text:p text:style-name="P6"><text:span text:style-name="T3"><text:s text:c="37"/></text:span>tr(<text:span text:style-name="T4">"Connexion</text:span><text:span text:style-name="T3"> </text:span><text:span text:style-name="T4">refusée"</text:span>));</text:p>
      <text:p text:style-name="P6"><text:span text:style-name="T3"><text:s text:c="12"/></text:span><text:span text:style-name="T5">break</text:span>;</text:p>
      <text:p text:style-name="P6"><text:span text:style-name="T3"><text:s text:c="8"/></text:span><text:span text:style-name="T5">default</text:span>:</text:p>
      <text:p text:style-name="P6"><text:span text:style-name="T3"><text:s text:c="12"/></text:span>QMessageBox::information(<text:span text:style-name="T5">this</text:span>,<text:span text:style-name="T3"> </text:span>tr(<text:span text:style-name="T4">"Client</text:span><text:span text:style-name="T3"> </text:span><text:span text:style-name="T4">TCP"</text:span>),</text:p>
      <text:p text:style-name="P6"><text:span text:style-name="T3"><text:s text:c="37"/></text:span>tr(<text:span text:style-name="T4">"Erreur</text:span><text:span text:style-name="T3"> </text:span><text:span text:style-name="T4">:</text:span><text:span text:style-name="T3"> </text:span><text:span text:style-name="T4">%1."</text:span>)</text:p>
      <text:p text:style-name="P6"><text:span text:style-name="T3"><text:s text:c="37"/></text:span>.arg(tcpSocket-&gt;errorString()));</text:p>
      <text:p text:style-name="P6"><text:span text:style-name="T3"><text:s text:c="4"/></text:span>}</text:p>
      <text:p text:style-name="P4">}</text:p>
      <text:p text:style-name="P6"><text:span text:style-name="T5">void</text:span><text:span text:style-name="T3"> </text:span><text:span text:style-name="T6">MainWindow</text:span>::<text:span text:style-name="T9">fairequelquechose</text:span>()</text:p>
      <text:p text:style-name="P6">{</text:p>
      <text:p text:style-name="P6"><text:span text:style-name="T3"><text:s text:c="4"/></text:span><text:span text:style-name="T4">//</text:span><text:span text:style-name="T3"> </text:span><text:span text:style-name="T4">Préparation</text:span><text:span text:style-name="T3"> </text:span><text:span text:style-name="T4">de</text:span><text:span text:style-name="T3"> </text:span><text:span text:style-name="T4">la</text:span><text:span text:style-name="T3"> </text:span><text:span text:style-name="T4">requête</text:span></text:p>
      <text:p text:style-name="P6"><text:span text:style-name="T3"><text:s text:c="4"/></text:span><text:span text:style-name="T4">//</text:span><text:span text:style-name="T3"> </text:span><text:span text:style-name="T4">Envoi</text:span><text:span text:style-name="T3"> </text:span><text:span text:style-name="T4">de</text:span><text:span text:style-name="T3"> </text:span><text:span text:style-name="T4">la</text:span><text:span text:style-name="T3"> </text:span><text:span text:style-name="T4">requête</text:span></text:p>
      <text:p text:style-name="P6"><text:span text:style-name="T3"><text:s text:c="4"/></text:span>QByteArray<text:span text:style-name="T3"> </text:span>requete;</text:p>
      <text:p text:style-name="P4"><text:span text:style-name="T3"><text:s text:c="4"/></text:span>requete<text:span text:style-name="T3"> </text:span>=<text:span text:style-name="T3"> </text:span><text:span text:style-name="T4">"RETR\r\n"</text:span>;</text:p>
      <text:p text:style-name="P4"><text:span text:style-name="T3"><text:s text:c="4"/></text:span>tcpSocket-&gt;write(requete);</text:p>
      <text:p text:style-name="P6"><text:span text:style-name="T3"><text:s text:c="4"/></text:span>pTimer-&gt;start(<text:span text:style-name="T2">1000</text:span>);</text:p>
      <text:p text:style-name="P6">}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09:10:59.289914564</meta:creation-date>
    <dc:date>2021-11-25T09:14:34.178999229</dc:date>
    <meta:editing-duration>PT3M35S</meta:editing-duration>
    <meta:editing-cycles>1</meta:editing-cycles>
    <meta:document-statistic meta:table-count="0" meta:image-count="0" meta:object-count="0" meta:page-count="5" meta:paragraph-count="188" meta:word-count="589" meta:character-count="6697" meta:non-whitespace-character-count="5076"/>
    <meta:generator>LibreOffice/6.4.7.2$Linux_X86_64 LibreOffice_project/40$Build-2</meta:generator>
  </office:meta>
</office:document-meta>
</file>